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my-inpu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rical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0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0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3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3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3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B_IO_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B_IO_0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TC_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TC_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5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1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14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14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14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14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14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14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14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14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1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AGND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AREF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14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14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15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15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2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2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2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2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2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2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2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2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2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2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5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5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5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SSO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RST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1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0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0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3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3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3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3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0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0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0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0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0.2</text:p>
          </table:table-cell>
          <table:table-cell office:value-type="string" calcext:value-type="string">
            <text:p>Bidirectional</text:p>
          </table:table-cell>
        </table:table-row>
      </table:table>
      <table:table table:name="exported" table:style-name="ta1"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rical Type</text:p>
          </table:table-cell>
          <table:table-cell office:value-type="string" calcext:value-type="string">
            <text:p>Graphic Style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Number Text Size</text:p>
          </table:table-cell>
          <table:table-cell office:value-type="string" calcext:value-type="string">
            <text:p>Name Text Siz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X Position</text:p>
          </table:table-cell>
          <table:table-cell office:value-type="string" calcext:value-type="string">
            <text:p>Y Position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dy Sty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0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0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3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3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3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B_IO_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B_IO_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TC_XTA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TC_XTAL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5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15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14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14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14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14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14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14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14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14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14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A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AREF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14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14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15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15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2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2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2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2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2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2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2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2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2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2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5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5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5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5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SSO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RST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1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4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4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0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0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3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3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3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3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0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0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0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0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0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22:01:46.368306758</meta:creation-date>
    <dc:date>2026-04-17T22:59:00.769774724</dc:date>
    <meta:editing-duration>PT32M52S</meta:editing-duration>
    <meta:editing-cycles>1</meta:editing-cycles>
    <meta:document-statistic meta:table-count="2" meta:cell-count="1616" meta:object-count="0"/>
    <meta:generator>LibreOffice/25.8.6.2$Linux_X86_64 LibreOffice_project/580$Build-2</meta:generator>
  </office:meta>
</office:document-meta>
</file>